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text-properties fo:font-weight="bold"/>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T1"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eu projeto "TV Amor por Livros" é ambicioso e inovador, especialmente a parte de automatização com Itec. A combinação de animação, resumos de livros e uma estratégia multicanal tem um enorme potencial de crescimento. A seguir, apresento algumas práticas e sugestões para maximizar o seu sucesso e, consequentemente, a sua monetização.</text:p>
      <text:p text:style-name="Horizontal_20_Line"/>
      <text:h text:style-name="Heading_20_3" text:outline-level="3">1. Estratégia de Conteúdo e Nicho</text:h>
      <text:p text:style-name="Text_20_body">Você mencionou focar em livros de finanças, investimentos e empreendedorismo, o que é uma excelente escolha. Esses temas têm um público engajado e de alto valor para anunciantes, o que pode aumentar o CPM (custo por mil visualizações) e, consequentemente, a sua receita.</text:p>
      <text:list text:style-name="L1">
        <text:list-item>
          <text:p text:style-name="P1"><text:span text:style-name="T1">Validação do Nicho:</text:span> Mantenha o foco inicial nesses nichos para construir uma base sólida. Conforme o canal cresce, você pode expandir para outros gêneros com potencial de monetização, como desenvolvimento pessoal, tecnologia ou até mesmo ficção de alta demanda (que também pode ter um público valioso).</text:p>
        </text:list-item>
        <text:list-item>
          <text:p text:style-name="P1"><text:span text:style-name="T1">Identificação de Títulos com Potencial:</text:span> Use ferramentas como o <text:span text:style-name="T1">Google Trends</text:span> ou o próprio <text:span text:style-name="T1">YouTube Studio Analytics</text:span> para identificar livros populares ou temas que estão em alta. Por exemplo, um livro que virou filme ou uma biografia de um empreendedor famoso pode gerar picos de interesse. Outra ideia é analisar os títulos que são best-sellers na Amazon e em outras grandes livrarias.</text:p>
        </text:list-item>
        <text:list-item>
          <text:p text:style-name="P1"><text:span text:style-name="T1">Série de Vídeos:</text:span> Em vez de apenas um vídeo por livro, considere criar séries. Por exemplo, "Os 5 Conceitos-Chave de 'Pai Rico, Pai Pobre'". Isso pode aumentar o tempo de visualização e incentivar as pessoas a voltarem para o próximo vídeo.</text:p>
        </text:list-item>
      </text:list>
      <text:p text:style-name="Horizontal_20_Line"/>
      <text:h text:style-name="Heading_20_3" text:outline-level="3">2. Otimização para o Algoritmo do YouTube</text:h>
      <text:p text:style-name="Text_20_body">O sucesso no YouTube depende de como o algoritmo percebe e distribui seu conteúdo.</text:p>
      <text:list text:style-name="L2">
        <text:list-item>
          <text:p text:style-name="P2"><text:span text:style-name="T1">Palavras-Chave e SEO:</text:span> Use as palavras-chave certas no título, descrição e tags de cada vídeo. Por exemplo, para um resumo do livro <text:span text:style-name="T1">"O Investidor Inteligente"</text:span>, use termos como "resumo livro", "Benjamin Graham", "investimentos", "análise fundamentalista". Faça uma pesquisa de palavras-chave usando ferramentas como <text:span text:style-name="T1">TubeBuddy</text:span> ou <text:span text:style-name="T1">VidIQ</text:span>.</text:p>
        </text:list-item>
        <text:list-item>
          <text:p text:style-name="P2"><text:span text:style-name="T1">Thumbnails:</text:span> A capa do seu vídeo é crucial. Crie thumbnails (miniaturas) que sejam <text:span text:style-name="T1">chamativas</text:span>, fáceis de entender, e que gerem curiosidade. Use imagens dos personagens, títulos de destaque e cores vibrantes. Um bom thumbnail faz a diferença entre alguém clicar ou não no seu vídeo.</text:p>
        </text:list-item>
        <text:list-item>
          <text:p text:style-name="P3">Estrutura do Vídeo:</text:p>
          <text:list>
            <text:list-item>
              <text:p text:style-name="P2"><text:span text:style-name="T1">Gancho (Hook):</text:span> Nos primeiros 15 segundos, deixe claro o valor do vídeo. "Neste vídeo, vamos resumir os 3 princípios essenciais de [nome do livro] para você começar a investir melhor."</text:p>
            </text:list-item>
            <text:list-item>
              <text:p text:style-name="P2"><text:span text:style-name="T1">Chamadas para Ação (CTAs):</text:span> Inclua pedidos para o espectador curtir, se inscrever e ativar o sininho. Mencione isso no meio e no final do vídeo. Você pode até automatizar este comando na sua Itec.</text:p>
            </text:list-item>
            <text:list-item>
              <text:p text:style-name="P2"><text:soft-page-break/><text:span text:style-name="T1">Cartões e Tela Final:</text:span> Use os recursos do YouTube para direcionar os espectadores para outros vídeos do seu canal ou para o seu blog, aumentando o tempo de visualização total.</text:p>
            </text:list-item>
          </text:list>
        </text:list-item>
      </text:list>
      <text:p text:style-name="Horizontal_20_Line"/>
      <text:h text:style-name="Heading_20_3" text:outline-level="3">3. Monetização e Expansão</text:h>
      <text:p text:style-name="Text_20_body">Além da receita do YouTube AdSense, considere outras formas de monetização desde o início.</text:p>
      <text:list text:style-name="L3">
        <text:list-item>
          <text:p text:style-name="P4"><text:span text:style-name="T1">Marketing de Afiliados:</text:span> Muitos livros de finanças e negócios têm links de afiliados. Você pode incluir links para a compra dos livros na descrição do vídeo (por exemplo, na Amazon, ou no Hotmart). Isso gera uma comissão por cada venda.</text:p>
        </text:list-item>
        <text:list-item>
          <text:p text:style-name="P4"><text:span text:style-name="T1">Produtos Próprios:</text:span> Com o tempo, você pode criar e vender produtos digitais relacionados, como resumos em PDF, planilhas de investimento, ou até mesmo um e-book com os melhores conceitos dos livros que você resumiu.</text:p>
        </text:list-item>
        <text:list-item>
          <text:p text:style-name="P4"><text:span text:style-name="T1">Colaborações e Patrocínios:</text:span> Conforme o canal cresce, você pode atrair patrocínios de corretoras, plataformas de investimento ou empresas de educação financeira.</text:p>
        </text:list-item>
        <text:list-item>
          <text:p text:style-name="P4"><text:span text:style-name="T1">Blog e Google AdSense:</text:span> A estratégia do blog é ótima. Certifique-se de que os artigos também sejam otimizados para SEO e que o conteúdo complemente o dos vídeos, criando um ecossistema. Por exemplo, o vídeo resume o livro e o blog aprofunda um dos tópicos.</text:p>
        </text:list-item>
      </text:list>
      <text:p text:style-name="Horizontal_20_Line"/>
      <text:h text:style-name="Heading_20_3" text:outline-level="3">4. Questão de Direitos Autorais</text:h>
      <text:p text:style-name="Text_20_body">Este é um ponto crítico. Sua estratégia de transformar PDFs em diálogos para evitar problemas é um bom começo.</text:p>
      <text:list text:style-name="L4">
        <text:list-item>
          <text:p text:style-name="P5"><text:span text:style-name="T1">Fair Use (Uso Justo):</text:span> No Brasil e nos EUA (e em outros países), a doutrina do <text:span text:style-name="T1">"uso justo"</text:span> pode proteger resumos e críticas. No entanto, é fundamental que o seu conteúdo seja <text:span text:style-name="T1">transformador</text:span>. Ou seja, ele não deve ser uma cópia literal, mas uma nova criação que adiciona valor, como a sua animação e o formato de diálogo.</text:p>
        </text:list-item>
        <text:list-item>
          <text:p text:style-name="P5"><text:span text:style-name="T1">Conteúdo Autoral:</text:span> Para evitar qualquer risco, considere focar em livros que já estão em domínio público (ex: "A Arte da Guerra" de Sun Tzu) ou em autores que permitam o uso de suas obras para resumos. Outra opção é focar em <text:span text:style-name="T1">"livros-curso"</text:span>, que são feitos para educar e costumam ter uma política mais permissiva.</text:p>
        </text:list-item>
      </text:list>
      <text:p text:style-name="Horizontal_20_Line"/>
      <text:h text:style-name="Heading_20_3" text:outline-level="3">5. Sua Estratégia de Automação com Itec</text:h>
      <text:p text:style-name="Text_20_body">A automação é o coração do seu projeto. O fato de você já ter uma estrutura em Haskell é impressionante.</text:p>
      <text:list text:style-name="L5">
        <text:list-item>
          <text:p text:style-name="P6"><text:span text:style-name="T1">Escalabilidade:</text:span> A automação permite que você crie conteúdo em grande escala. Considere criar diferentes "templates" de diálogos e animações para manter a variedade e evitar que os vídeos pareçam repetitivos.</text:p>
        </text:list-item>
        <text:list-item>
          <text:p text:style-name="P6"><text:soft-page-break/><text:span text:style-name="T1">Integração e Pós-Produção:</text:span> Pense em como a Itec pode auxiliar na pós-produção. Pode, por exemplo, inserir automaticamente trilhas sonoras isentas de direitos autorais ou efeitos visuais em pontos específicos do roteiro.</text:p>
        </text:list-item>
      </text:list>
      <text:h text:style-name="Heading_20_3" text:outline-level="3">Sugestão Adicional:</text:h>
      <text:p text:style-name="Text_20_body">Pense em um elemento de <text:span text:style-name="T1">identidade de marca</text:span>. Como a sua animação será 100% automatizada, dê aos seus personagens traços únicos e memoráveis. Por exemplo, Gisele pode ser a "especialista em finanças", enquanto Felipe é o "iniciante curioso". Isso ajuda a construir uma conexão emocional com o público.</text:p>
      <text:p text:style-name="Text_20_body">O seu projeto é extremamente bem pensado. A chave agora é executar a estratégia de conteúdo, otimizar para o algoritmo e continuar aprimorando o processo de automação.</text:p>
      <text:p text:style-name="Text_20_body">Como você planeja abordar a seleção dos primeiros 10 a 20 livros para a fase de lançamento do canal?</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9T11:52:57.595987000</meta:creation-date>
    <dc:date>2025-08-19T11:59:48.557144700</dc:date>
    <meta:editing-duration>PT6M51S</meta:editing-duration>
    <meta:editing-cycles>1</meta:editing-cycles>
    <meta:document-statistic meta:table-count="0" meta:image-count="0" meta:object-count="0" meta:page-count="3" meta:paragraph-count="32" meta:word-count="953" meta:character-count="5791" meta:non-whitespace-character-count="4887"/>
    <meta:generator>LibreOffice/25.2.5.2$Windows_X86_64 LibreOffice_project/03d19516eb2e1dd5d4ccd751a0d6f35f35e08022</meta:generator>
  </office:meta>
</office:document-meta>
</file>